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5.24cm" fo:margin-left="-0.191cm" fo:margin-top="0cm" fo:margin-bottom="0cm" table:align="left" style:writing-mode="lr-tb"/>
    </style:style>
    <style:style style:name="Tableau1.A" style:family="table-column">
      <style:table-column-properties style:column-width="3.81cm"/>
    </style:style>
    <style:style style:name="Tableau1.D" style:family="table-column">
      <style:table-column-properties style:column-width="3.80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text-properties officeooo:paragraph-rsid="00151785"/>
    </style:style>
    <style:style style:name="P2" style:family="paragraph" style:parent-style-name="Heading_20_2">
      <style:text-properties officeooo:paragraph-rsid="00151785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en" fo:country="US" officeooo:paragraph-rsid="00151785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en" fo:country="US" officeooo:rsid="001cc50f" officeooo:paragraph-rsid="00151785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" fo:font-size="11pt" fo:language="en" fo:country="US" officeooo:rsid="001d8eb9" officeooo:paragraph-rsid="00151785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text-properties officeooo:paragraph-rsid="00151785"/>
    </style:style>
    <style:style style:name="P8" style:family="paragraph" style:parent-style-name="Text_20_body" style:list-style-name="L1">
      <style:text-properties officeooo:paragraph-rsid="00151785"/>
    </style:style>
    <style:style style:name="P9" style:family="paragraph" style:parent-style-name="Text_20_body" style:list-style-name="L4">
      <style:text-properties officeooo:paragraph-rsid="00151785"/>
    </style:style>
    <style:style style:name="P10" style:family="paragraph" style:parent-style-name="Text_20_body" style:list-style-name="L5">
      <style:text-properties officeooo:paragraph-rsid="00151785"/>
    </style:style>
    <style:style style:name="T1" style:family="text">
      <style:text-properties officeooo:rsid="001cc50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ICHE D’ÉVALUATION</text:h>
      <text:p text:style-name="P7">Poste : Développeur Backend</text:p>
      <text:p text:style-name="P7">Analyse réalisée par : Grace Esther</text:p>
      <text:p text:style-name="P7">Date : 19/07/2025</text:p>
      <text:p text:style-name="P7">Nom et prénoms du candidat : <text:span text:style-name="T1">kouassi</text:span></text:p>
      <text:p text:style-name="P7">Date d’entretien : ____________________</text:p>
      <text:h text:style-name="P2" text:outline-level="2"><text:line-break/>ÉVALUATION</text:h>
      <table:table table:name="Tableau1" table:style-name="Tableau1">
        <table:table-column table:style-name="Tableau1.A" table:number-columns-repeated="3"/>
        <table:table-column table:style-name="Tableau1.D"/>
        <table:table-row table:style-name="Tableau1.1">
          <table:table-cell table:style-name="Tableau1.A1" office:value-type="string">
            <text:p text:style-name="P4">Critère</text:p>
          </table:table-cell>
          <table:table-cell table:style-name="Tableau1.A1" office:value-type="string">
            <text:p text:style-name="P4">Pondération</text:p>
          </table:table-cell>
          <table:table-cell table:style-name="Tableau1.A1" office:value-type="string">
            <text:p text:style-name="P4">Commentaire</text:p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**Critères d'évaluation - Développeur Web**</text:p>
          </table:table-cell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Bon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Connaissance des méthodes de spécification et de conception.</text:p>
          </table:table-cell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Bonne compréhension des méthodes UML, utilise régulièrement dans les projets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Maîtrise des techniques de programmation d'applications distribuées et orientées objet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Expérience avec les APIs RESTful et microservices sous Spring Boot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Connaissance des systèmes de gestion de base de données (SQL)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Très bonne maîtrise de PostgreSQL, familiarité avec l’optimisation des requêtes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Expérience avec les logiciels de gestion de sources (GIT)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Utilise GitHub au quotidien, bonnes pratiques de versionnement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Connaissance des principes d'intégration continue (GitLab CI)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Connaissances de base, n’a pas encore automatisé de pipelines complet</text:p>
          </table:table-cell>
          <table:table-cell table:style-name="Tableau1.A1" office:value-type="string">
            <text:p text:style-name="P5"/>
          </table:table-cell>
        </table:table-row>
        <text:soft-page-break/>
        <table:table-row table:style-name="Tableau1.1">
          <table:table-cell table:style-name="Tableau1.A1" office:value-type="string">
            <text:p text:style-name="P4">* <text:s text:c="2"/>Notions en gestion de projets informatiques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Dispose de bases solides en gestion de projet (cycle en V, Agile) ; a déjà utilisé Trello et Jira en équipe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Capacité d'analyse et de formalisation des processus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Bonne capacité d'analyse, sait identifier les étapes clés d’un flux métier et les schématiser clairement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Aptitude à assimiler le schéma logique d'un progiciel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Assimilation rapide observée ; comprend les dépendances entre modules et sait naviguer dans une architecture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Capacité à traduire les besoins des utilisateurs en spécifications techniques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Capacité démontrée à reformuler un besoin métier en termes techniques ; langage clair et structuré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Maîtrise des méthodes et techniques de programmation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Solide compréhension des paradigmes orienté objet et fonctionnel ; bon niveau de rigueur dans l’implémentation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Qualité de la rédaction technique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Documentation claire et structurée ; utilise une terminologie adaptée. Des efforts peuvent être faits sur la mise en forme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Respect des normes de <text:soft-page-break/>qualité, programmation et accessibilité (W3C)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Connaît les principes de <text:soft-page-break/>codage propre et norme W3C ; les applique partiellement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Niveau d'anglais écrit et oral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Niveau intermédiaire ; peut rédiger un mail ou commenter un code en anglais, mais s'exprime difficilement à l’oral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Niveau d'anglais en compréhension écrite et orale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Compréhension correcte de documents techniques, mais difficulté avec les échanges oraux complexes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Connaissance des environnements de développement (PHP/Symfony, Python/Django)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Expérience solide avec PHP/Symfony. Notions de base en Django ; manque de pratique sur ce framework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Connaissance des SGBD MariaDB, PostgreSQL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Très bonne maîtrise de PostgreSQL, connaît les types, index, vues ; quelques lacunes sur MariaDB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Connaissance des systèmes d'exploitation (Linux Ubuntu)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À l’aise en ligne de commande sous Ubuntu, sait installer/configurer un environnement de dev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Connaissance des technologies web (jquery, etc.) et CMS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Bonne maîtrise de jQuery et Bootstrap ; expérience sur WordPress ; peu <text:soft-page-break/>de pratique avec des CMS plus complexes.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* <text:s text:c="2"/>Connaissance des technologies web services (REST, JSON)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Maîtrise correcte de la structure JSON et des principes REST ; sait consommer et créer des endpoints simples.</text:p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* <text:s text:c="2"/>Connaissance de la plateforme Moodle (appréciée)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A uniquement exploré la plateforme comme utilisateur ; n’a pas encore développé de module spécifique.</text:p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* <text:s text:c="2"/>Capacité de planification et de suivi de projet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Capacité à organiser les tâches et à tenir un planning ; familiarité avec des outils comme Trello et GitLab Issues.</text:p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* <text:s text:c="2"/>Aptitude à transmettre des savoir-faire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Bon pédagogue ; sait expliquer des concepts techniques à des profils non techniques avec clarté.</text:p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* <text:s text:c="2"/>Ecoute et prise en compte des besoins utilisateurs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Bonne écoute, reformule les besoins ; adapte ses solutions en tenant compte des contraintes métiers.</text:p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4">* <text:s text:c="2"/>Adéquation du diplôme (Bac +3) et de l'expérience.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Diplôme conforme (Licence Informatique) ; dispose d'une première expérience significative en <text:soft-page-break/>entreprise.</text:p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7" office:value-type="string">
            <text:p text:style-name="P4"/>
          </table:table-cell>
          <table:table-cell table:style-name="Tableau1.A27" office:value-type="string">
            <text:p text:style-name="P4"/>
          </table:table-cell>
          <table:table-cell table:style-name="Tableau1.A27" office:value-type="string">
            <text:p text:style-name="P4"/>
          </table:table-cell>
          <table:table-cell table:style-name="Tableau1.A27" office:value-type="string">
            <text:p text:style-name="P6"/>
          </table:table-cell>
        </table:table-row>
      </table:table>
      <text:h text:style-name="P2" text:outline-level="2"><text:line-break/>Appréciation générale du candidat (trois arguments clés) :</text:h>
      <text:p text:style-name="P7"/>
      <text:list xml:id="list1570385549" text:style-name="L1">
        <text:list-item>
          <text:p text:style-name="P8">Le candidat démontre une <text:span text:style-name="Strong_20_Emphasis">solide maîtrise des technologies backend</text:span> (notamment PHP/Symfony, PostgreSQL) et une bonne compréhension des architectures distribuées et des web services.</text:p>
        </text:list-item>
      </text:list>
      <text:list xml:id="list2955452130" text:style-name="L4">
        <text:list-item>
          <text:p text:style-name="P9">Il présente une <text:span text:style-name="Strong_20_Emphasis">bonne capacité d'analyse</text:span>, de formalisation et de traduction des besoins utilisateurs, ce qui témoigne de sa maturité professionnelle.</text:p>
        </text:list-item>
      </text:list>
      <text:list xml:id="list3500965414" text:style-name="L5">
        <text:list-item>
          <text:p text:style-name="P10">Bien qu’il ait encore <text:span text:style-name="Strong_20_Emphasis">des axes d’amélioration sur les outils d'intégration continue et certaines technologies spécifiques comme Moodle</text:span>, il montre une réelle capacité d’adaptation et un potentiel d’évolution rapide.</text:p>
        </text:list-item>
      </text:list>
      <text:p text:style-name="P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7-19T18:54:46.052782081</dc:date>
    <meta:editing-duration>PT3H6M8S</meta:editing-duration>
    <meta:generator>LibreOffice/7.3.7.2$Linux_X86_64 LibreOffice_project/30$Build-2</meta:generator>
    <meta:document-statistic meta:table-count="1" meta:image-count="0" meta:object-count="0" meta:page-count="5" meta:paragraph-count="67" meta:word-count="672" meta:character-count="4607" meta:non-whitespace-character-count="3953"/>
    <meta:user-defined meta:name="AppVersion">14.0000</meta:user-defined>
    <meta:template xlink:type="simple" xlink:actuate="onRequest" xlink:title="Normal.dotm" xlink:href=""/>
  </office:meta>
</office:document-meta>
</file>